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t a few months twirling, red, gold Santa Claus parade will exit these streets. <text:s/>An exit vanguard </text:p>
      <text:p text:style-name="Standard">commenced cleanup replacing sparkling with the usual offal. <text:s/>Parading hope as if the children are already hopeless, needing some kind of early winter pickup between excessing elders messes, parental</text:p>
      <text:p text:style-name="Standard">musing how, why where did I trade that for this. <text:s/>It's true from the number of cell phones I see everyone is anywhere but here. <text:s/>Everyone is anyone but who they are. <text:s/>A moment caught in a hermetically sealed environment forever preserver in the minds eyed <text:s/>children--so we are told--are the reason many of us remained fettered in desperate circumstances, of physical need met however our hidden desired drawn beyond these four walls. <text:s/>Perhaps these afore mentioned the disease simian our hopes propelling use beyond our courage. <text:s/>This is how courage is delineated, close towards hopes daring wishes beyond our means preying for night's sweet release from the mind's eye. Can we hide in darkness form ourselves. <text:s/>The short answer is yes, look at all the bad writing out there. How many times have groaned at the pasts brilliance etched upon pages we'd lost sleep before penning. <text:s/>When did consciousness move beyond mere survival into this present phase, battling internal masters whose only genius is plotting our demise, demons of demise.</text:p>
      <text:p text:style-name="Standard"><text:tab/>Your plan must always include the level of immorality you are prepared to undertake. <text:s/>Plans must never exceed the evil necessary for it's implementation. <text:s/>Listen goody two shoes if you don't possess the cajones stick to the wife the kids and your stinking dog. <text:s/></text:p>
      <text:p text:style-name="Standard"><text:tab/>Slip out when nobody is home already don't forget the neighbours many a perfect crime foiled by a last minute conversation between suitcases. <text:s/>Peer beyond the window curtains notice who is home who isn't. <text:s/>What might they be doing. <text:s/>Perhaps it is better to <text:s/>wrap a beach blanket around each valise moving one at a time sealing them firmly in the trunk</text:p>
      <text:p text:style-name="Standard"><text:tab/>Once this is done forget about locking the <text:s/>backdoor or returning to ensure the facets or elements are off get going.</text:p>
      <text:p text:style-name="Standard"><text:tab/>Leave town even if you plan to stay in town leave then circle back in you'd be surprised the benefits a reverse perspective can yield their coming your going or rather there're going you'er coming </text:p>
      <text:p text:style-name="Standard">anyway whoever is coming or going doesn't matter or does it after all it's just about perspective isn't it ?</text:p>
      <text:p text:style-name="Standard"><text:tab/>Philosophy is <text:s text:c="2"/>primacy. <text:s/>The reason you left can never give way to the reason you should stay</text:p>
      <text:p text:style-name="Standard">remember this simple rule of thumb the reasons you've fled—perhaps fled under the present circumstance is inappropiate <text:s/>in light of the many sound reasons you had for leaving initally. </text:p>
      <text:p text:style-name="Standard"><text:tab/>Once again it is necessary to re-assess your capacity for immorality or let's just call it evil only because it flies in the face of your usual run of the mill moral acts, resulting in the aforementioned moral mess which is the family—the stinking dog we currently are in flight from guided by our well though prefectly good reasons for the current clarity we currently possess. <text:s/>Remember this the first night alone will not be the roughest so if booze is going to enter the picture save it for later when you really need to be irrational when your really need to stave off the rational excesses of your irrational choices.</text:p>
      <text:p text:style-name="Standard"><text:tab/>Kids to pay or not to pay. <text:s/>They will find you eventually and you will have to pay unless this is when your capacity for evil comes into play, basically you've two choices well one really, well I guess two how do you disappear. <text:s/>A change of indentity you need to change your Id. <text:s/>This is easily accomplished if you have the right connections. <text:s/>Or you didn't of that. <text:s/>Well you're going to have to hang around some seedy bars. <text:s/>Try to over hear some seedy conversations usually evidenced by the fact</text:p>
      <text:p text:style-name="Standard">the speakers focus seems to always be beyond the conversations to which they currently engaged</text:p>
      <text:p text:style-name="Standard"/>
      <text:p text:style-name="Standard"/>
      <text:p text:style-name="Standard"><text:tab/>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09-05T13:45:31</meta:creation-date>
    <meta:document-statistic meta:table-count="0" meta:image-count="0" meta:object-count="0" meta:page-count="1" meta:paragraph-count="14" meta:word-count="665" meta:character-count="3874"/>
    <dc:date>2011-09-05T14:32:36</dc:date>
    <dc:creator>Fred Hudson</dc:creator>
    <meta:editing-duration>PT6M4S</meta:editing-duration>
    <meta:editing-cycles>1</meta:editing-cycles>
    <meta:generator>OpenOffice.org/3.3$Unix OpenOffice.org_project/330m20$Build-9567</meta:generator>
  </office:meta>
</office:document-meta>
</file>